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b050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/>
      <style:text-properties style:use-window-font-color="true"/>
    </style:style>
    <style:style style:name="P4" style:family="paragraph" style:parent-style-name="Standard">
      <style:paragraph-properties fo:margin-top="0cm" fo:margin-bottom="0cm" fo:line-height="100%"/>
      <style:text-properties fo:font-variant="normal" fo:text-transform="none" style:use-window-font-color="true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P5" style:family="paragraph" style:parent-style-name="Standard">
      <style:paragraph-properties fo:margin-top="0cm" fo:margin-bottom="0cm" fo:line-height="100%"/>
      <style:text-properties fo:font-variant="normal" fo:text-transform="none" fo:color="#0099ff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P6" style:family="paragraph" style:parent-style-name="Standard">
      <style:paragraph-properties fo:margin-top="0cm" fo:margin-bottom="0cm" fo:line-height="100%"/>
      <style:text-properties fo:color="#0099ff"/>
    </style:style>
    <style:style style:name="P7" style:family="paragraph" style:parent-style-name="Standard">
      <style:paragraph-properties fo:margin-top="0cm" fo:margin-bottom="0cm" fo:line-height="100%"/>
      <style:text-properties fo:color="#cc6633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fo:color="#e36c0a"/>
    </style:style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fo:color="#e36c0a"/>
    </style:style>
    <style:style style:name="T2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sans-serif" fo:font-size="9.7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font-name="sans-serif" fo:font-size="9.75pt" fo:letter-spacing="normal" fo:font-style="normal" fo:font-weight="normal"/>
    </style:style>
    <style:style style:name="T5" style:family="text">
      <style:text-properties fo:font-variant="normal" fo:text-transform="none" style:use-window-font-color="true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T6" style:family="text">
      <style:text-properties fo:font-variant="normal" fo:text-transform="none" style:font-name="sans-serif" fo:font-size="9.75pt" fo:letter-spacing="normal" fo:font-style="normal" fo:font-weight="normal"/>
    </style:style>
    <style:style style:name="T7" style:family="text">
      <style:text-properties fo:font-variant="normal" fo:text-transform="none" style:font-name="sans-serif" fo:font-size="9.7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0099ff" style:font-name="sans-serif" fo:font-size="9.75pt" fo:letter-spacing="normal" fo:font-style="normal" fo:font-weight="normal"/>
    </style:style>
    <style:style style:name="T10" style:family="text">
      <style:text-properties fo:font-variant="normal" fo:text-transform="none" fo:color="#0099ff" style:text-line-through-style="none" style:font-name="sans-serif" fo:font-size="9.75pt" fo:letter-spacing="normal" fo:font-style="normal" style:text-underline-style="none" fo:font-weight="normal" style:text-blinking="false" fo:background-color="#ffffff"/>
    </style:style>
    <style:style style:name="T11" style:family="text">
      <style:text-properties style:use-window-font-color="true"/>
    </style:style>
    <style:style style:name="T12" style:family="text">
      <style:text-properties fo:color="#0099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Historical Timeline of actual events</text:p>
      <text:p text:style-name="Standard"/>
      <text:p text:style-name="P6"><text:span text:style-name="T6">10-03-1952 :<text:tab/> three months before the elections, </text:span><text:span text:style-name="T7">Fulgencio Batista y Zaldívar</text:span><text:span text:style-name="T6"> <text:s/>returns to Cuba from <text:tab/><text:tab/>the USA and with army backing, stages a coup and seizes power.</text:span> </text:p>
      <text:p text:style-name="P6"><text:tab/><text:tab/>We introduce Batista, his regime, set up the story of what it is like to live in Cuba. </text:p>
      <text:p text:style-name="P6"/>
      <text:p text:style-name="P7">26-07-1953<text:tab/><text:span text:style-name="T6">Fidel Castro's Ortodoxo Party Youth</text:span> stage an attack on the Moncada Army barracks</text:p>
      <text:p text:style-name="P7"><text:tab/><text:tab/>It fails, Castro is tried separately from the others.</text:p>
      <text:p text:style-name="P7"><text:tab/><text:tab/>This is the birth of the Cuban Revolution.</text:p>
      <text:p text:style-name="P3"/>
      <text:p text:style-name="P2"><text:span text:style-name="T12">16-10-1953<text:tab/>Fidel gives a 4-hour speech ending with: </text:span><text:span text:style-name="T9">"Condemn me, it does not matter. </text:span><text:a xlink:type="simple" xlink:href="http://en.wikipedia.org/wiki/History_will_absolve_me"><text:span text:style-name="T10">History will <text:tab/><text:tab/>absolve me</text:span></text:a><text:span text:style-name="T9">."</text:span><text:span text:style-name="T12"> <text:s/>He goes to prison, but is later released and goes on to Mexico, where <text:tab/><text:tab/>he meets Che Guvara, among others. </text:span></text:p>
      <text:p text:style-name="P3"/>
      <text:p text:style-name="P7">02-12-56<text:tab/>Fidel returns to Cuba aboard the yacht Granma with members of the 26 July <text:tab/><text:tab/><text:tab/>Movement to forment revolution in Cuba. Confusion reigns, groups disperse <text:tab/><text:tab/><text:tab/>separately to the mountains to escape Batista troops.</text:p>
      <text:p text:style-name="P7"/>
      <text:p text:style-name="P7">13-03-57<text:tab/>anti-communist Revolutionary Directorate attack Presidential Palace in Havana</text:p>
      <text:p text:style-name="P7"><text:tab/><text:tab/>Results in USA embargo on Cuba, pressure on Batista grows.</text:p>
      <text:p text:style-name="P7"><text:tab/><text:tab/>Revolt grows in Cuba, with attacks continuing on the Batista troops.</text:p>
      <text:p text:style-name="P7"/>
      <text:p text:style-name="P7"><text:span text:style-name="T6">11-07-58 to <text:s/>21-07-58</text:span> <text:tab/>more intense attacks continue “Battle of La Plata”, “Battle of Las Mercedes”</text:p>
      <text:p text:style-name="P7"/>
      <text:p text:style-name="P7">21-08-58...<text:tab/>Fidel turns tables on Batista, and attacks his forces, growing revolution in the <text:tab/><text:tab/><text:tab/>countryside, separate revolutionary forces converging on the major towns</text:p>
      <text:p text:style-name="P3"/>
      <text:p text:style-name="P7">31-12-58<text:tab/>Rebels win “Battle of Santa Clara”. Batista flees to Dominican Republic. </text:p>
      <text:p text:style-name="P7"><text:tab/><text:tab/>Rebels have won their victory, the revolution is a success.</text:p>
      <text:p text:style-name="P3"/>
      <text:p text:style-name="P6">02-01-59<text:tab/>Fidel chooses Manuel Urrutia Lleó <text:span text:style-name="T8">as the first President of the new State.</text:span></text:p>
      <text:p text:style-name="P5"><text:tab/><text:tab/>USA at first favours the revolution, but later fears grow about communism.</text:p>
      <text:p text:style-name="P4"/>
      <text:p text:style-name="P5">08-1960<text:tab/><text:tab/>Cuba nationalises all USA and Church property.</text:p>
      <text:p text:style-name="P5"><text:tab/><text:tab/>USA embargoes Cuba.</text:p>
      <text:p text:style-name="P5"><text:tab/><text:tab/>Cuba warms to RUS, who become their major ally.</text:p>
      <text:p text:style-name="P5"><text:tab/><text:tab/>USA backs armed counter-revolutionaries in the “Bay of Pigs” incident.</text:p>
      <text:p text:style-name="P5"><text:tab/><text:tab/></text:p>
      <text:p text:style-name="P5"><text:tab/><text:tab/>Cuba seeks to expand its revolution to the rest of Central &amp; South America.</text:p>
      <text:p text:style-name="P5"><text:tab/><text:tab/>RUS seeks to play in the USA back yard.....</text:p>
      <text:p text:style-name="P5"/>
      <text:p text:style-name="P4">….. </text:p>
      <text:p text:style-name="P3"/>
      <text:p text:style-name="P3"/>
      <text:p text:style-name="P8"/>
      <text:p text:style-name="P9"/>
      <text:p text:style-name="P1"><text:bookmark text:name="_GoBack"/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inshull</meta:initial-creator>
    <dc:creator>Peter Kenny</dc:creator>
    <meta:editing-cycles>10</meta:editing-cycles>
    <meta:creation-date>2013-06-27T20:47:00</meta:creation-date>
    <dc:date>2013-09-17T19:13:32.86</dc:date>
    <meta:editing-duration>PT1H23M59S</meta:editing-duration>
    <meta:generator>OpenOffice.org/3.4.1$Win32 OpenOffice.org_project/341m1$Build-9593</meta:generator>
    <meta:document-statistic meta:table-count="0" meta:image-count="0" meta:object-count="0" meta:page-count="2" meta:paragraph-count="25" meta:word-count="323" meta:character-count="2027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